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5cm"/>
    </style:style>
    <style:style style:name="gr2" style:family="graphic" style:parent-style-name="Standard_5f_1">
      <style:graphic-properties draw:stroke="none" svg:stroke-color="#000000" draw:fill="none" draw:fill-color="#ffffff" fo:min-height="3.85cm"/>
    </style:style>
    <style:style style:name="gr3" style:family="graphic" style:parent-style-name="Standard_5f_1">
      <style:graphic-properties draw:stroke="none" svg:stroke-color="#000000" draw:fill="none" draw:fill-color="#ffffff" fo:min-height="5.689cm"/>
    </style:style>
    <style:style style:name="gr4" style:family="graphic" style:parent-style-name="Standard_5f_3">
      <style:graphic-properties draw:stroke="none" svg:stroke-color="#000000" draw:fill="none" draw:fill-color="#ffffff" fo:min-height="4.95cm"/>
    </style:style>
    <style:style style:name="gr5" style:family="graphic" style:parent-style-name="Standard_5f_4">
      <style:graphic-properties draw:stroke="none" svg:stroke-color="#000000" draw:fill="none" draw:fill-color="#ffffff" fo:min-height="4.95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00080" fo:font-weight="normal" style:font-weight-asian="normal" style:font-weight-complex="normal"/>
    </style:style>
    <style:style style:name="T4" style:family="text">
      <style:text-properties fo:color="#00a933"/>
    </style:style>
    <style:style style:name="T5" style:family="text">
      <style:text-properties fo:color="#800080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a6099" fo:font-weight="normal" style:font-weight-asian="normal" style:font-weight-complex="normal"/>
    </style:style>
    <style:style style:name="T8" style:family="text">
      <style:text-properties fo:color="#2a609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800080" fo:font-size="18pt" fo:font-weight="normal" style:font-weight-asian="normal" style:font-weight-complex="normal"/>
    </style:style>
    <style:style style:name="T12" style:family="text">
      <style:text-properties fo:color="#2a6099" fo:font-size="18pt" fo:font-weight="normal" style:font-weight-asian="normal" style:font-weight-complex="normal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a9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4cm" svg:height="4.1cm" svg:x="4.7cm" svg:y="3.7cm">
          <draw:text-box>
            <text:p><text:span text:style-name="T1">3</text:span><text:span text:style-name="T2"> </text:span><text:span text:style-name="T3">+</text:span> <text:span text:style-name="T4">5</text:span></text:p>
            <text:p/>
            <text:p><text:span text:style-name="T5">purple: operator +</text:span></text:p>
            <text:p><text:span text:style-name="T4">green: operands (3,5)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8.4cm" svg:height="4.1cm" svg:x="4.5cm" svg:y="3.2cm">
          <draw:text-box>
            <text:p><text:span text:style-name="T6">o</text:span><text:span text:style-name="T3">.</text:span><text:span text:style-name="T7">v</text:span>;</text:p>
            <text:p/>
            <text:p text:style-name="P2"><text:span text:style-name="T5">purple: operator .</text:span></text:p>
            <text:p text:style-name="P2"><text:span text:style-name="T8">blue: operands (object o, member variable v)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8.9cm" svg:height="5.939cm" svg:x="4.4cm" svg:y="2cm">
          <draw:text-box>
            <text:p/>
            <text:p><text:span text:style-name="T9"/></text:p>
            <text:p><text:span text:style-name="T6">dosomething</text:span><text:span text:style-name="T3">()</text:span><text:span text:style-name="T10">;</text:span></text:p>
            <text:p><text:span text:style-name="T10"/></text:p>
            <text:p text:style-name="P2"><text:span text:style-name="T3">purple: operator ()</text:span></text:p>
            <text:p><text:span text:style-name="T7">blue: operand (methodname <text:s text:c="11"/>dosomething)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8.4cm" svg:height="4.1cm" svg:x="4.7cm" svg:y="3.7cm">
          <draw:text-box>
            <text:p><text:span text:style-name="T1">3</text:span><text:span text:style-name="T2"> </text:span><text:span text:style-name="T3">+</text:span> <text:span text:style-name="T4">5</text:span></text:p>
            <text:p/>
            <text:p><text:span text:style-name="T5">purple: operator +</text:span></text:p>
            <text:p><text:span text:style-name="T4">green: operands (3,5)</text:span></text:p>
          </draw:text-box>
        </draw:frame>
      </draw:page>
      <draw:page draw:name="page5" draw:style-name="dp1" draw:master-page-name="Standard">
        <draw:frame draw:style-name="gr1" draw:text-style-name="P4" draw:layer="layout" svg:width="8.7cm" svg:height="4.1cm" svg:x="4.6cm" svg:y="3.9cm">
          <draw:text-box>
            <text:p text:style-name="P3"><text:span text:style-name="T11">++</text:span><text:span text:style-name="T12">a</text:span></text:p>
            <text:p text:style-name="P3"/>
            <text:p text:style-name="P3"><text:span text:style-name="T5">purple: operator ++</text:span></text:p>
            <text:p text:style-name="P3"><text:span text:style-name="T6">blue: operand (</text:span><text:span text:style-name="T8">int variable a)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8.8cm" svg:height="4.1cm" svg:x="4.4cm" svg:y="3.9cm">
          <draw:text-box>
            <text:p><text:span text:style-name="T6">b</text:span><text:span text:style-name="T13">--</text:span></text:p>
            <text:p/>
            <text:p><text:span text:style-name="T5">purple: operator --</text:span></text:p>
            <text:p><text:span text:style-name="T8">blue: operand (int variable b)</text:span></text:p>
          </draw:text-box>
        </draw:frame>
      </draw:page>
      <draw:page draw:name="page7" draw:style-name="dp1" draw:master-page-name="Standard">
        <draw:frame draw:style-name="gr1" draw:text-style-name="P1" draw:layer="layout" svg:width="8.4cm" svg:height="4.1cm" svg:x="4.7cm" svg:y="3.7cm">
          <draw:text-box>
            <text:p><text:span text:style-name="T1">3</text:span><text:span text:style-name="T2"> </text:span><text:span text:style-name="T13">&lt;</text:span> <text:span text:style-name="T4">5</text:span></text:p>
            <text:p/>
            <text:p><text:span text:style-name="T5">purple: operator &lt;</text:span></text:p>
            <text:p><text:span text:style-name="T4">green: operands (3,5)</text:span></text:p>
          </draw:text-box>
        </draw:frame>
      </draw:page>
      <draw:page draw:name="page8" draw:style-name="dp1" draw:master-page-name="Standard">
        <draw:frame draw:style-name="gr4" draw:text-style-name="P1" draw:layer="layout" svg:width="11.2cm" svg:height="5.2cm" svg:x="3.4cm" svg:y="3.7cm">
          <draw:text-box>
            <text:p><text:span text:style-name="T14">true</text:span><text:span text:style-name="T9"> </text:span><text:span text:style-name="T3">||</text:span><text:span text:style-name="T9"> </text:span><text:span text:style-name="T14">false</text:span></text:p>
            <text:p/>
            <text:p text:style-name="P2"><text:span text:style-name="T5">purple: operator ||</text:span></text:p>
            <text:p><text:span text:style-name="T4">green: operands (true, false)</text:span></text:p>
          </draw:text-box>
        </draw:frame>
      </draw:page>
      <draw:page draw:name="page9" draw:style-name="dp1" draw:master-page-name="Standard">
        <draw:frame draw:style-name="gr1" draw:text-style-name="P1" draw:layer="layout" svg:width="8.4cm" svg:height="4.1cm" svg:x="4.7cm" svg:y="3.7cm">
          <draw:text-box>
            <text:p><text:span text:style-name="T1">2</text:span><text:span text:style-name="T2"> </text:span><text:span text:style-name="T3">|</text:span> <text:span text:style-name="T4">71</text:span></text:p>
            <text:p/>
            <text:p><text:span text:style-name="T5">purple: operator |</text:span></text:p>
            <text:p><text:span text:style-name="T4">green: operands (2,71)</text:span></text:p>
          </draw:text-box>
        </draw:frame>
      </draw:page>
      <draw:page draw:name="page10" draw:style-name="dp1" draw:master-page-name="Standard">
        <draw:frame draw:style-name="gr5" draw:text-style-name="P1" draw:layer="layout" svg:width="11.2cm" svg:height="5.2cm" svg:x="3.9cm" svg:y="3.6cm">
          <draw:text-box>
            <text:p><text:span text:style-name="T7">a</text:span><text:span text:style-name="T9"> </text:span><text:span text:style-name="T3">+=</text:span><text:span text:style-name="T14"> 5</text:span></text:p>
            <text:p/>
            <text:p text:style-name="P2"><text:span text:style-name="T5">purple: operator |</text:span></text:p>
            <text:p><text:span text:style-name="T8">blue: first operand </text:span></text:p>
            <text:p><text:span text:style-name="T8"><text:s text:c="9"/></text:span><text:span text:style-name="T8">(int variable a)</text:span></text:p>
            <text:p><text:span text:style-name="T4">green: second operand (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47:46.379000000</meta:creation-date>
    <meta:generator>LibreOffice/6.1.2.1$Windows_X86_64 LibreOffice_project/65905a128db06ba48db947242809d14d3f9a93fe</meta:generator>
    <dc:date>2019-04-11T12:48:44.773000000</dc:date>
    <meta:editing-duration>PT32M51S</meta:editing-duration>
    <meta:editing-cycles>20</meta:editing-cycles>
    <meta:document-statistic meta:object-count="10"/>
  </office:meta>
</office:document-meta>
</file>